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Liberation Sans1" officeooo:rsid="000c3824" officeooo:paragraph-rsid="000c3824"/>
    </style:style>
    <style:style style:name="P2" style:family="paragraph" style:parent-style-name="Text_20_body">
      <style:text-properties style:font-name="Liberation Sans1" officeooo:paragraph-rsid="000c3824"/>
    </style:style>
    <style:style style:name="P3" style:family="paragraph" style:parent-style-name="Text_20_body">
      <style:text-properties style:font-name="Liberation Sans1" officeooo:rsid="0014d840" officeooo:paragraph-rsid="0014d840"/>
    </style:style>
    <style:style style:name="P4" style:family="paragraph" style:parent-style-name="Title">
      <style:text-properties officeooo:rsid="0019a69f" officeooo:paragraph-rsid="0019a69f"/>
    </style:style>
    <style:style style:name="P5" style:family="paragraph" style:parent-style-name="Heading_20_1">
      <style:text-properties style:font-name="Liberation Sans1"/>
    </style:style>
    <style:style style:name="P6" style:family="paragraph" style:parent-style-name="Heading_20_1">
      <style:text-properties style:font-name="Liberation Sans1" officeooo:rsid="0012b8a1" officeooo:paragraph-rsid="0012b8a1"/>
    </style:style>
    <style:style style:name="P7" style:family="paragraph" style:parent-style-name="Heading_20_1">
      <style:text-properties style:font-name="Liberation Sans1" officeooo:rsid="000c3824" officeooo:paragraph-rsid="000c3824"/>
    </style:style>
    <style:style style:name="P8" style:family="paragraph" style:parent-style-name="Heading_20_3">
      <style:text-properties style:font-name="Liberation Sans1" officeooo:rsid="000c3824" officeooo:paragraph-rsid="000c3824"/>
    </style:style>
    <style:style style:name="P9" style:family="paragraph" style:parent-style-name="Text_20_body">
      <style:text-properties style:font-name="Liberation Sans1" officeooo:paragraph-rsid="000f3e78"/>
    </style:style>
    <style:style style:name="P10" style:family="paragraph" style:parent-style-name="Text_20_body" style:list-style-name="L2">
      <style:text-properties style:font-name="Liberation Sans1" officeooo:paragraph-rsid="000f3e78"/>
    </style:style>
    <style:style style:name="P11" style:family="paragraph" style:parent-style-name="Text_20_body" style:list-style-name="L3">
      <style:text-properties style:font-name="Liberation Sans1" officeooo:rsid="000c3824" officeooo:paragraph-rsid="000c3824"/>
    </style:style>
    <style:style style:name="P12" style:family="paragraph" style:parent-style-name="Text_20_body" style:list-style-name="L3">
      <style:text-properties style:font-name="Liberation Sans1" officeooo:paragraph-rsid="000c3824"/>
    </style:style>
    <style:style style:name="P13" style:family="paragraph" style:parent-style-name="Text_20_body">
      <style:text-properties style:font-name="Liberation Sans1" fo:font-style="italic" officeooo:paragraph-rsid="000f3e78" style:font-style-asian="italic" style:font-style-complex="italic"/>
    </style:style>
    <style:style style:name="P14" style:family="paragraph" style:parent-style-name="Text_20_body" style:list-style-name="L1">
      <style:text-properties style:font-name="Liberation Sans1" officeooo:rsid="001c4224" officeooo:paragraph-rsid="001c4224"/>
    </style:style>
    <style:style style:name="T1" style:family="text">
      <style:text-properties style:text-underline-style="solid" style:text-underline-width="auto" style:text-underline-color="font-color" officeooo:rsid="000f842a"/>
    </style:style>
    <style:style style:name="T2" style:family="text">
      <style:text-properties officeooo:rsid="000da4a6"/>
    </style:style>
    <style:style style:name="T3" style:family="text">
      <style:text-properties officeooo:rsid="000c3824"/>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190875"/>
    </style:style>
    <style:style style:name="T7" style:family="text">
      <style:text-properties officeooo:rsid="001a0c33"/>
    </style:style>
    <style:style style:name="fr1" style:family="graphic" style:parent-style-name="Formula">
      <style:graphic-properties style:vertical-pos="from-top"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babilités</text:p>
      <text:h text:style-name="P5" text:outline-level="1">Programme</text:h>
      <text:p text:style-name="P9"><text:span text:style-name="T1">Contenus</text:span><text:span text:style-name="T2"> :</text:span></text:p>
      <text:p text:style-name="P13">L’ensemble des issues est fini.</text:p>
      <text:list xml:id="list699735213" text:style-name="L2">
        <text:list-item>
          <text:p text:style-name="P10">Ensemble (univers) des issues. Événements. Réunion, intersection, complémentaire.</text:p>
        </text:list-item>
        <text:list-item>
          <text:p text:style-name="P10">Loi (distribution) de probabilité. Probabilité d’un événement : somme des probabilité<text:span text:style-name="T7">s</text:span> des issues.</text:p>
        </text:list-item>
        <text:list-item>
          <text:p text:style-name="P10">Relation <draw:frame draw:style-name="fr1" draw:name="Objet1" text:anchor-type="as-char" svg:y="-0.418cm" svg:width="7.28cm" svg:height="0.549cm" draw:z-index="0"><draw:object xlink:href="./Object 1" xlink:type="simple" xlink:show="embed" xlink:actuate="onLoad"/><draw:image xlink:href="./ObjectReplacements/Object 1" xlink:type="simple" xlink:show="embed" xlink:actuate="onLoad"/></draw:frame>.</text:p>
        </text:list-item>
        <text:list-item>
          <text:p text:style-name="P10">Dénombrement à l’aide de tableaux et d’arbres.</text:p>
        </text:list-item>
      </text:list>
      <text:p text:style-name="P13">En liaison avec la partie « Algorithmique et programmation », on définit la notion d’échantillon. L’objectif est de faire percevoir, sous une forme expérimentale, la loi des grands nombres, la fluctuation d’échantillonnage et le principe de l’estimation d’une probabilité par une fréquence observée sur un échantillon.</text:p>
      <text:list xml:id="list92231249763283" text:continue-numbering="true" text:style-name="L2">
        <text:list-item>
          <text:p text:style-name="P10">Échantillon aléatoire de taille<draw:frame draw:style-name="fr1" draw:name="Objet3" text:anchor-type="as-char" svg:y="-0.33cm" svg:width="0.501cm" svg:height="0.429cm" draw:z-index="2"><draw:object xlink:href="./Object 3" xlink:type="simple" xlink:show="embed" xlink:actuate="onLoad"/><draw:image xlink:href="./ObjectReplacements/Object 3" xlink:type="simple" xlink:show="embed" xlink:actuate="onLoad"/></draw:frame>pour une expérience à deux issues.</text:p>
        </text:list-item>
        <text:list-item>
          <text:p text:style-name="P10">Version vulgarisée de la loi des grands nombres : « Lorsque<draw:frame draw:style-name="fr1" draw:name="Objet4" text:anchor-type="as-char" svg:y="-0.33cm" svg:width="0.501cm" svg:height="0.429cm" draw:z-index="3"><draw:object xlink:href="./Object 4" xlink:type="simple" xlink:show="embed" xlink:actuate="onLoad"/><draw:image xlink:href="./ObjectReplacements/Object 4" xlink:type="simple" xlink:show="embed" xlink:actuate="onLoad"/></draw:frame>est grand, sauf exception, la fréquence observée est proche de la probabilité. »</text:p>
        </text:list-item>
        <text:list-item>
          <text:p text:style-name="P10">Principe de l’estimation d’une probabilité, ou d’une proportion dans une population, par une fréquence observée sur un échantillon.</text:p>
        </text:list-item>
      </text:list>
      <text:p text:style-name="P1"><text:span text:style-name="T1">Capacités attendues</text:span> :</text:p>
      <text:list xml:id="list3525603875" text:style-name="L3">
        <text:list-item>
          <text:p text:style-name="P11">Utiliser des modèles théoriques de référence (dé, pièce équilibrée, tirage au sort avec équiprobabilité dans une population) en comprenant que les probabilités sont définies a priori.</text:p>
        </text:list-item>
        <text:list-item>
          <text:p text:style-name="P11">Construire un modèle à partir de fréquences observées, en distinguant nettement modèle et réalité.</text:p>
        </text:list-item>
        <text:list-item>
          <text:p text:style-name="P11">Calculer des probabilités dans des cas simples : expérience aléatoire à deux ou trois épreuves.</text:p>
        </text:list-item>
        <text:list-item>
          <text:p text:style-name="P11">Lire et comprendre une fonction Python renvoyant le nombre ou la fréquence de succès dans un échantillon de taille<draw:frame draw:style-name="fr1" draw:name="Objet5" text:anchor-type="as-char" svg:y="-0.33cm" svg:width="0.501cm" svg:height="0.429cm" draw:z-index="4"><draw:object xlink:href="./Object 5" xlink:type="simple" xlink:show="embed" xlink:actuate="onLoad"/><draw:image xlink:href="./ObjectReplacements/Object 5" xlink:type="simple" xlink:show="embed" xlink:actuate="onLoad"/></draw:frame>pour une expérience aléatoire à deux issues.</text:p>
        </text:list-item>
        <text:list-item>
          <text:p text:style-name="P11">Observer la loi des grands nombres à l’aide d’une simulation sur Python ou tableur.</text:p>
        </text:list-item>
        <text:list-item>
          <text:p text:style-name="P12"><text:soft-page-break/><text:span text:style-name="T3">Simuler</text:span><text:span text:style-name="T3"><draw:frame draw:style-name="fr1" draw:name="Objet6" text:anchor-type="as-char" svg:y="-0.33cm" svg:width="0.637cm" svg:height="0.429cm" draw:z-index="5"><draw:object xlink:href="./Object 6" xlink:type="simple" xlink:show="embed" xlink:actuate="onLoad"/><draw:image xlink:href="./ObjectReplacements/Object 6" xlink:type="simple" xlink:show="embed" xlink:actuate="onLoad"/></draw:frame></text:span><text:span text:style-name="T3">échantillons de taille</text:span><text:span text:style-name="T3"><draw:frame draw:style-name="fr1" draw:name="Objet7" text:anchor-type="as-char" svg:y="-0.33cm" svg:width="0.501cm" svg:height="0.429cm" draw:z-index="6"><draw:object xlink:href="./Object 7" xlink:type="simple" xlink:show="embed" xlink:actuate="onLoad"/><draw:image xlink:href="./ObjectReplacements/Object 7" xlink:type="simple" xlink:show="embed" xlink:actuate="onLoad"/></draw:frame></text:span><text:span text:style-name="T3">d’une expérience aléatoire à deux issues. Si</text:span><text:span text:style-name="T3"><draw:frame draw:style-name="fr1" draw:name="Objet8" text:anchor-type="as-char" svg:y="-0.33cm" svg:width="0.49cm" svg:height="0.429cm" draw:z-index="7"><draw:object xlink:href="./Object 8" xlink:type="simple" xlink:show="embed" xlink:actuate="onLoad"/><draw:image xlink:href="./ObjectReplacements/Object 8" xlink:type="simple" xlink:show="embed" xlink:actuate="onLoad"/></draw:frame></text:span><text:span text:style-name="T3">est la probabilité d’une issue et</text:span><text:span text:style-name="T3"><draw:frame draw:style-name="fr1" draw:name="Objet9" text:anchor-type="as-char" svg:y="-0.33cm" svg:width="0.474cm" svg:height="0.429cm" draw:z-index="8"><draw:object xlink:href="./Object 9" xlink:type="simple" xlink:show="embed" xlink:actuate="onLoad"/><draw:image xlink:href="./ObjectReplacements/Object 9" xlink:type="simple" xlink:show="embed" xlink:actuate="onLoad"/></draw:frame></text:span><text:span text:style-name="T3">sa fréquence observée dans un échantillon, calculer la </text:span><text:span text:style-name="T7">p</text:span><text:span text:style-name="T3">roportion des cas où l’écart entre</text:span><text:span text:style-name="T3"><draw:frame draw:style-name="fr1" draw:name="Objet10" text:anchor-type="as-char" svg:y="-0.33cm" svg:width="0.49cm" svg:height="0.429cm" draw:z-index="9"><draw:object xlink:href="./Object 10" xlink:type="simple" xlink:show="embed" xlink:actuate="onLoad"/><draw:image xlink:href="./ObjectReplacements/Object 10" xlink:type="simple" xlink:show="embed" xlink:actuate="onLoad"/></draw:frame></text:span><text:span text:style-name="T3">et</text:span><text:span text:style-name="T3"><draw:frame draw:style-name="fr1" draw:name="Objet11" text:anchor-type="as-char" svg:y="-0.33cm" svg:width="0.474cm" svg:height="0.429cm" draw:z-index="10"><draw:object xlink:href="./Object 11" xlink:type="simple" xlink:show="embed" xlink:actuate="onLoad"/><draw:image xlink:href="./ObjectReplacements/Object 11" xlink:type="simple" xlink:show="embed" xlink:actuate="onLoad"/></draw:frame></text:span><text:span text:style-name="T3">est inférieur ou égal à </text:span><text:span text:style-name="T3"><draw:frame draw:style-name="fr1" draw:name="Objet2" text:anchor-type="as-char" svg:y="-0.834cm" svg:width="0.863cm" svg:height="1.205cm" draw:z-index="1"><draw:object xlink:href="./Object 2" xlink:type="simple" xlink:show="embed" xlink:actuate="onLoad"/><draw:image xlink:href="./ObjectReplacements/Object 2" xlink:type="simple" xlink:show="embed" xlink:actuate="onLoad"/></draw:frame></text:span><text:span text:style-name="T3">.</text:span></text:p>
        </text:list-item>
      </text:list>
      <text:h text:style-name="P6" text:outline-level="1">Objectif<text:span text:style-name="T6">s</text:span> d’apprentissage</text:h>
      <text:p text:style-name="P3">(note : utiliser un verbe d’<text:span text:style-name="T4">action </text:span><text:span text:style-name="T5">!)</text:span></text:p>
      <text:list xml:id="list496481608" text:style-name="L1">
        <text:list-item>
          <text:p text:style-name="P14">Décrire l’ensemble des issues d’une expérience aléatoire.</text:p>
        </text:list-item>
        <text:list-item>
          <text:p text:style-name="P14">Calculer la probabilité d’un évènement comme la somme des probabilités des issues.</text:p>
        </text:list-item>
        <text:list-item>
          <text:p text:style-name="P14">Calculer la probabilité de deux évènements qui ont des issues en commun.</text:p>
        </text:list-item>
        <text:list-item>
          <text:p text:style-name="P14">Créer un arbre de probabilités pour modéliser une situation.</text:p>
        </text:list-item>
        <text:list-item>
          <text:p text:style-name="P14">Créer un tableau de possibilités pour modéliser une situation.</text:p>
        </text:list-item>
      </text:list>
      <text:h text:style-name="P7" text:outline-level="1">Séances</text:h>
      <text:h text:style-name="P8" text:outline-level="3">Séance 1</text:h>
      <text:p text:style-name="P2"/>
      <text:h text:style-name="P8" text:outline-level="3">Séance 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3pt" fo:language="fr" fo:country="FR"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3pt" fo:language="fr" fo:country="FR"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5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07T11:27:30.454101675</meta:creation-date>
    <meta:generator>LibreOffice/7.3.7.2$Linux_X86_64 LibreOffice_project/30$Build-2</meta:generator>
    <dc:date>2023-04-28T09:22:30.950869920</dc:date>
    <meta:editing-duration>PT22M6S</meta:editing-duration>
    <meta:editing-cycles>20</meta:editing-cycles>
    <meta:document-statistic meta:table-count="0" meta:image-count="0" meta:object-count="11" meta:page-count="2" meta:paragraph-count="29" meta:word-count="345" meta:character-count="2247" meta:non-whitespace-character-count="1949"/>
  </office:meta>
</office:document-meta>
</file>

<file path=Object 1/content.xml><?xml version="1.0" encoding="utf-8"?>
<math xmlns="http://www.w3.org/1998/Math/MathML" display="block">
  <semantics>
    <mrow>
      <mi>P</mi>
      <mrow>
        <mrow>
          <mo fence="true" form="prefix" stretchy="false">(</mo>
          <mrow>
            <mrow>
              <mi>A</mi>
              <mi>⋃</mi>
              <mi>B</mi>
            </mrow>
          </mrow>
          <mo fence="true" form="postfix" stretchy="false">)</mo>
        </mrow>
        <mo stretchy="false">+</mo>
        <mi>P</mi>
      </mrow>
      <mrow>
        <mrow>
          <mo fence="true" form="prefix" stretchy="false">(</mo>
          <mrow>
            <mrow>
              <mi>A</mi>
              <mi>⋂</mi>
              <mi>B</mi>
            </mrow>
          </mrow>
          <mo fence="true" form="postfix" stretchy="false">)</mo>
        </mrow>
        <mo stretchy="false">=</mo>
        <mi>P</mi>
      </mrow>
      <mrow>
        <mrow>
          <mo fence="true" form="prefix" stretchy="false">(</mo>
          <mrow>
            <mi>A</mi>
          </mrow>
          <mo fence="true" form="postfix" stretchy="false">)</mo>
        </mrow>
        <mo stretchy="false">+</mo>
        <mi>P</mi>
      </mrow>
      <mrow>
        <mo fence="true" form="prefix" stretchy="false">(</mo>
        <mrow>
          <mi>B</mi>
        </mrow>
        <mo fence="true" form="postfix" stretchy="false">)</mo>
      </mrow>
    </mrow>
    <annotation encoding="StarMath 5.0">P(A ⋃ B) + P(A ⋂ B) = P(A) + P(B)</annotation>
  </semantics>
</math>
</file>

<file path=Object 10/content.xml><?xml version="1.0" encoding="utf-8"?>
<math xmlns="http://www.w3.org/1998/Math/MathML" display="block">
  <semantics>
    <mi>p</mi>
    <annotation encoding="StarMath 5.0">p</annotation>
  </semantics>
</math>
</file>

<file path=Object 11/content.xml><?xml version="1.0" encoding="utf-8"?>
<math xmlns="http://www.w3.org/1998/Math/MathML" display="block">
  <semantics>
    <mi>f</mi>
    <annotation encoding="StarMath 5.0">f</annotation>
  </semantics>
</math>
</file>

<file path=Object 2/content.xml><?xml version="1.0" encoding="utf-8"?>
<math xmlns="http://www.w3.org/1998/Math/MathML" display="block">
  <semantics>
    <mfrac>
      <mn>1</mn>
      <msqrt>
        <mi>n</mi>
      </msqrt>
    </mfrac>
    <annotation encoding="StarMath 5.0">1 over sqrt n</annotation>
  </semantics>
</math>
</file>

<file path=Object 3/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n</mi>
    <annotation encoding="StarMath 5.0">n</annotation>
  </semantics>
</math>
</file>

<file path=Object 5/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i>N</mi>
    <annotation encoding="StarMath 5.0">N</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i>p</mi>
    <annotation encoding="StarMath 5.0">p</annotation>
  </semantics>
</math>
</file>

<file path=Object 9/content.xml><?xml version="1.0" encoding="utf-8"?>
<math xmlns="http://www.w3.org/1998/Math/MathML" display="block">
  <semantics>
    <mi>f</mi>
    <annotation encoding="StarMath 5.0">f</annotation>
  </semantics>
</math>
</file>